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2a4" officeooo:paragraph-rsid="001322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offer the rare combination of technical expertise in data science and computer science as well as a communication and leadership skill set strengthened by my positions as the CS sub-team lead for the Mars Rover Competition project with Stanford Robotics Club and Financial Officer for Common Origins Urban Dance Crew, a 70-member organization. My extensive coursework in computer science, which includes Algorithms, Systems, and Machine Learning, serves as a strong technical foundation while my projects, including a Bayesian structure learning program utilizing simulated annealing I built and data interfacing and analytics applications I developed at NASA Goddard, cement that knowledge while providing the additional experience with project development. This year, I have been organizing the CS subteam for our Mars Rover competition team, leading meetings and coordinating worksessions as well as managing team tasks on Slack and Asana. As financial officer for my dance crew, I have also been involved in the logistics of planning a full-scale show come December as well as securing and managing funding. In high school, I led Computer Team and Physics Team in organizing and giving lectures, and more importantly, organizing and leading teams for various programming competitions. My leadership experience also extends to managing the entire artistic output of my Pacemaker-Award-winning high school newspaper as Managing Art Editor. </text:p>
      <text:p text:style-name="P1"/>
      <text:p text:style-name="P1">The Mars Rover Competition Team with Stanford Robotics is building a rover to compete in the University Rover Challenge, and we have built a prototype rover which has a basic drive function with design plans for a bigger final product. While the Mechanics team is busy iterating through chassis and robotic arm design, CS is busy setting up the Jetson TX2 processor and finalizing the high level infrastructure. The Mars Rover team is brand new this year, and we have put a lot of work into the onboarding process complete with a challenge for new members, a kit we designed ourselves, and a series of workshops over the course of the past 4 weeks to ease members into the process. In addition, we <text:s/>have set up discussion channels over slack to facilitate team communication and created task lists on asana to ensure that jobs get done. The current active project team is roughly 20 members throughout the whole project with several more less involved individuals. The CS team currently has around 8 committed members contributing to development. </text:p>
      <text:p text:style-name="P1"/>
      <text:p text:style-name="P1">The Stanford Student Space Initiative Balloons team has been developing a low-cost high-altitude balloon for use in scientific research which has, in addition to having born real scientific payloads, also broken world records for longest time spent in flight while remaining within a budget on the order of a couple hundred dollars. Their work is absolutely incredible, and I believe that have been putting considerably more time into research and development using RF communication for a better range and reinforcement learning techniques to maximize power efficiency and automate the flight proc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21:51:49.586234963</meta:creation-date>
    <dc:date>2017-10-22T22:01:49.651815496</dc:date>
    <meta:editing-duration>PT10M</meta:editing-duration>
    <meta:editing-cycles>1</meta:editing-cycles>
    <meta:document-statistic meta:table-count="0" meta:image-count="0" meta:object-count="0" meta:page-count="1" meta:paragraph-count="3" meta:word-count="483" meta:character-count="3093" meta:non-whitespace-character-count="2609"/>
    <meta:generator>LibreOffice/5.1.6.2$Linux_X86_64 LibreOffice_project/10m0$Build-2</meta:generator>
  </office:meta>
</office:document-meta>
</file>